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fferentiate type of cards, could put in sections, im thinking color code borders,</text:p>
      <text:p text:style-name="Standard">color will need to not be too bold as currently subtle</text:p>
      <text:p text:style-name="Standard"/>
      <text:p text:style-name="Standard">make an excel of links and projects to keep it in order</text:p>
      <text:p text:style-name="Standard"/>
      <text:p text:style-name="Standard">shadow-sm to shadow if colour too strong around cards</text:p>
      <text:p text:style-name="Standard"/>
      <text:p text:style-name="Standard"/>
      <text:p text:style-name="Standard">Do i need simple thumb nails to go over the videos that are removed when clicked so it all less busy</text:p>
      <text:p text:style-name="Standard"/>
      <text:p text:style-name="Standard">Go through the udemy course backwards turning what have into evidence on github hosting,itch.io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>-backend my website with robo3t etc, the mylist website</text:p>
      <text:p text:style-name="Standard">-host drum website</text:p>
      <text:p text:style-name="Standard">-host dice website</text:p>
      <text:p text:style-name="Standard">-host to do list</text:p>
      <text:p text:style-name="Standard">-seperate out of the vlog003 the drum and dice</text:p>
      <text:p text:style-name="Standard">-seperate out of vlog001 the css</text:p>
      <text:p text:style-name="Standard">-make everything ive made a website</text:p>
      <text:p text:style-name="Standard">-pedal pirates github</text:p>
      <text:p text:style-name="Standard"/>
      <text:p text:style-name="Standard">have some images as links to tabs of the website</text:p>
      <text:p text:style-name="Standard"/>
      <text:p text:style-name="Standard">-can i chop first 4 seconds of pedal pirates overview</text:p>
      <text:p text:style-name="Standard"/>
      <text:p text:style-name="Standard">change youtube to 1.25 speed</text:p>
      <text:p text:style-name="Standard"/>
      <text:p text:style-name="Standard">cards need title to differentiate the</text:p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>Language section: have a lists of hyper links</text:p>
      <text:p text:style-name="Standard">EJS: list site, blog site</text:p>
      <text:p text:style-name="Standard">c#: rover – mention all unity </text:p>
      <text:p text:style-name="Standard">Jquery: codepen of marble case, ball around shape,simon game</text:p>
      <text:p text:style-name="Standard"/>
      <text:p text:style-name="Standard"/>
      <text:p text:style-name="Standard"><text:soft-page-break/></text:p>
      <text:p text:style-name="Standard"/>
      <text:p text:style-name="Standard">Extras</text:p>
      <text:p text:style-name="Standard"/>
      <text:p text:style-name="Standard">A card just saying autodidactic and have a list courses ive done</text:p>
      <text:p text:style-name="Standard"/>
      <text:p text:style-name="Standard">Add codewars sololearn etc somewhere on site maybe card of course ive done</text:p>
      <text:p text:style-name="Standard"/>
      <text:p text:style-name="Standard">if becomes ordeal just make all stuff there and grey it out and get it hosted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--gitpages doc for making work on git pages or just heroku with php</text:p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44M44S</meta:editing-duration>
    <meta:editing-cycles>38</meta:editing-cycles>
    <meta:generator>OpenOffice/4.1.6$Win32 OpenOffice.org_project/416m1$Build-9790</meta:generator>
    <dc:date>2019-11-22T20:31:06.56</dc:date>
    <dc:creator>Philip Tate</dc:creator>
    <meta:document-statistic meta:table-count="0" meta:image-count="0" meta:object-count="0" meta:page-count="2" meta:paragraph-count="56" meta:word-count="408" meta:character-count="2348"/>
    <meta:user-defined meta:name="Info 1"/>
    <meta:user-defined meta:name="Info 2"/>
    <meta:user-defined meta:name="Info 3"/>
    <meta:user-defined meta:name="Info 4"/>
  </office:meta>
</office:document-meta>
</file>